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1022" table:default-cell-style-name="ce5"/>
        <table:table-row table:style-name="ro1">
          <table:table-cell table:style-name="ce1" office:value-type="string">
            <text:p>Non-terminal</text:p>
          </table:table-cell>
          <table:table-cell table:style-name="ce1" office:value-type="string">
            <text:p>first</text:p>
          </table:table-cell>
          <table:table-cell table:style-name="ce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document&gt;</text:p>
          </table:table-cell>
          <table:table-cell office:value-type="string">
            <text:p>$MeshFormat</text:p>
          </table:table-cell>
          <table:table-cell office:value-type="string">
            <text:p>&lt;header&gt;</text:p>
          </table:table-cell>
          <table:table-cell office:value-type="string">
            <text:p>&lt;nodes&gt;</text:p>
          </table:table-cell>
          <table:table-cell office:value-type="string">
            <text:p>&lt;elements&gt;</text:p>
          </table:table-cell>
          <table:table-cell office:value-type="string">
            <text:p>&lt;elements-follow&gt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header&gt;</text:p>
          </table:table-cell>
          <table:table-cell table:style-name="ce3" office:value-type="string">
            <text:p>$MeshFormat</text:p>
          </table:table-cell>
          <table:table-cell table:style-name="ce6" office:value-type="string">
            <text:p>$MeshFormat</text:p>
          </table:table-cell>
          <table:table-cell table:style-name="ce6" office:value-type="string">
            <text:p>&lt;EOL&gt;</text:p>
          </table:table-cell>
          <table:table-cell table:style-name="ce6" office:value-type="string">
            <text:p>&lt;MF version number&gt;</text:p>
          </table:table-cell>
          <table:table-cell table:style-name="ce6" office:value-type="string">
            <text:p>&lt;MF file type&gt;</text:p>
          </table:table-cell>
          <table:table-cell table:style-name="ce6" office:value-type="string">
            <text:p>&lt;MF data size&gt;</text:p>
          </table:table-cell>
          <table:table-cell table:style-name="ce6" office:value-type="string">
            <text:p>$EndMeshFormat</text:p>
          </table:table-cell>
          <table:table-cell table:style-name="ce6" office:value-type="string">
            <text:p>&lt;EOL&gt;</text:p>
          </table:table-cell>
          <table:table-cell table:style-name="ce6" table:number-columns-repeated="1015"/>
        </table:table-row>
        <table:table-row table:style-name="ro1">
          <table:table-cell office:value-type="string">
            <text:p>&lt;MF version number&gt;</text:p>
          </table:table-cell>
          <table:table-cell office:value-type="string">
            <text:p>2.2</text:p>
          </table:table-cell>
          <table:table-cell table:number-columns-repeated="1022"/>
        </table:table-row>
        <table:table-row table:style-name="ro1">
          <table:table-cell office:value-type="string">
            <text:p>&lt;MF file type&gt;</text:p>
          </table:table-cell>
          <table:table-cell office:value-type="string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&lt;MF data size&gt;</text:p>
          </table:table-cell>
          <table:table-cell table:style-name="ce1" office:value-type="string">
            <text:p>8</text:p>
          </table:table-cell>
          <table:table-cell table:style-name="ce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nodes&gt;</text:p>
          </table:table-cell>
          <table:table-cell office:value-type="string">
            <text:p>$Nodes</text:p>
          </table:table-cell>
          <table:table-cell table:style-name="ce7" office:value-type="string">
            <text:p>$Nodes</text:p>
          </table:table-cell>
          <table:table-cell table:style-name="ce7" office:value-type="string">
            <text:p>&lt;EOL&gt;</text:p>
          </table:table-cell>
          <table:table-cell office:value-type="string">
            <text:p>&lt;N number of nodes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office:value-type="string">
            <text:p><text:s/>$EndNode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1">
          <table:table-cell office:value-type="string">
            <text:p>&lt;N number of nodes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1">
          <table:table-cell office:value-type="string">
            <text:p>&lt;N node definition&gt;</text:p>
          </table:table-cell>
          <table:table-cell office:value-type="string">
            <text:p>&lt;natural number&gt;</text:p>
          </table:table-cell>
          <table:table-cell office:value-type="string">
            <text:p>&lt;N node ID&gt;</text:p>
          </table:table-cell>
          <table:table-cell office:value-type="string">
            <text:p>&lt;float&gt;</text:p>
          </table:table-cell>
          <table:table-cell office:value-type="string">
            <text:p>&lt;float</text:p>
          </table:table-cell>
          <table:table-cell office:value-type="string">
            <text:p>&lt;float&gt;</text:p>
          </table:table-cell>
          <table:table-cell office:value-type="string">
            <text:p>&lt;EOL&gt;</text:p>
          </table:table-cell>
          <table:table-cell table:number-columns-repeated="1017"/>
        </table:table-row>
        <table:table-row table:style-name="ro1">
          <table:table-cell office:value-type="string">
            <text:p>&lt;N node ID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1">
          <table:table-cell office:value-type="string">
            <text:p>&lt;N node definition follow&gt;</text:p>
          </table:table-cell>
          <table:table-cell office:value-type="string">
            <text:p>&lt;natural number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$EndNodes</text:p>
          </table:table-cell>
          <table:table-cell table:style-name="ce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elements&gt;</text:p>
          </table:table-cell>
          <table:table-cell office:value-type="string">
            <text:p>$Elements</text:p>
          </table:table-cell>
          <table:table-cell office:value-type="string">
            <text:p>$Elements</text:p>
          </table:table-cell>
          <table:table-cell office:value-type="string">
            <text:p>&lt;EOL&gt;</text:p>
          </table:table-cell>
          <table:table-cell office:value-type="string">
            <text:p>&lt;E number of elements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office:value-type="string">
            <text:p>$EndElement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1">
          <table:table-cell office:value-type="string">
            <text:p>&lt;E number of elements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1">
          <table:table-cell office:value-type="string">
            <text:p>&lt;E element definition&gt;</text:p>
          </table:table-cell>
          <table:table-cell office:value-type="string">
            <text:p>&lt;natural number&gt;</text:p>
          </table:table-cell>
          <table:table-cell office:value-type="string">
            <text:p>&lt;E element ID&gt;</text:p>
          </table:table-cell>
          <table:table-cell office:value-type="string">
            <text:p>&lt;E element type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1">
          <table:table-cell office:value-type="string">
            <text:p>&lt;E element type&gt;</text:p>
          </table:table-cell>
          <table:table-cell office:value-type="string">
            <office:annotation draw:style-name="gr1" draw:text-style-name="P1" svg:width="1.1413in" svg:height="0.3902in" svg:x="4.0232in" svg:y="2.7744in" draw:caption-point-x="-0.2402in" draw:caption-point-y="0.5945in">
              <dc:date>2012-04-08T00:00:00</dc:date>
              <text:p text:style-name="P1">First order triangle</text:p>
            </office:annotation>
            <text:p>2</text:p>
          </table:table-cell>
          <table:table-cell office:value-type="string">
            <text:p>2</text:p>
          </table:table-cell>
          <table:table-cell office:value-type="string">
            <text:p>&lt;tags&gt;</text:p>
          </table:table-cell>
          <table:table-cell office:value-type="string">
            <text:p>3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6181in" svg:height="0.2346in" svg:x="4.0232in" svg:y="2.9516in" draw:caption-point-x="-0.2402in" draw:caption-point-y="0.5945in">
              <dc:date>2012-04-08T00:00:00</dc:date>
              <text:p text:style-name="P1">4-node quadrangle</text:p>
            </office:annotation>
            <text:p>3</text:p>
          </table:table-cell>
          <table:table-cell office:value-type="string">
            <text:p>3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3.1287in" draw:caption-point-x="-0.2402in" draw:caption-point-y="0.5945in">
              <dc:date>2012-04-08T00:00:00</dc:date>
              <text:p text:style-name="P1">4-node tetrahedron</text:p>
            </office:annotation>
            <text:p>4</text:p>
          </table:table-cell>
          <table:table-cell office:value-type="string">
            <text:p>4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3.3059in" draw:caption-point-x="-0.2402in" draw:caption-point-y="0.5945in">
              <dc:date>2012-04-08T00:00:00</dc:date>
              <text:p text:style-name="P1">8-node hexahedron</text:p>
            </office:annotation>
            <text:p>5</text:p>
          </table:table-cell>
          <table:table-cell office:value-type="string">
            <text:p>5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2346in" svg:x="4.0232in" svg:y="3.4827in" draw:caption-point-x="-0.2402in" draw:caption-point-y="0.5945in">
              <dc:date>2012-04-08T00:00:00</dc:date>
              <text:p text:style-name="P1">6-node prism</text:p>
            </office:annotation>
            <text:p>6</text:p>
          </table:table-cell>
          <table:table-cell office:value-type="string">
            <text:p>6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3.6598in" draw:caption-point-x="-0.2402in" draw:caption-point-y="0.5945in">
              <dc:date>2012-04-08T00:00:00</dc:date>
              <text:p text:style-name="P1">Second order triangle</text:p>
            </office:annotation>
            <text:p>9</text:p>
          </table:table-cell>
          <table:table-cell office:value-type="string">
            <text:p>9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3.837in" draw:caption-point-x="-0.2402in" draw:caption-point-y="0.5945in">
              <dc:date>2012-04-08T00:00:00</dc:date>
              <text:p text:style-name="P1">Second-order quadrangle</text:p>
            </office:annotation>
            <text:p>10</text:p>
          </table:table-cell>
          <table:table-cell office:value-type="string">
            <text:p>10</text:p>
          </table:table-cell>
          <table:table-cell office:value-type="string">
            <text:p>&lt;tags&gt;</text:p>
          </table:table-cell>
          <table:table-cell office:value-type="string">
            <text:p>9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4.0142in" draw:caption-point-x="-0.2402in" draw:caption-point-y="0.5945in">
              <dc:date>2012-04-08T00:00:00</dc:date>
              <text:p text:style-name="P1">Second-order tetrahedron</text:p>
            </office:annotation>
            <text:p>11</text:p>
          </table:table-cell>
          <table:table-cell office:value-type="string">
            <text:p>11</text:p>
          </table:table-cell>
          <table:table-cell office:value-type="string">
            <text:p>&lt;tags&gt;</text:p>
          </table:table-cell>
          <table:table-cell office:value-type="string">
            <text:p>10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4.1913in" draw:caption-point-x="-0.2402in" draw:caption-point-y="0.5945in">
              <dc:date>2012-04-08T00:00:00</dc:date>
              <text:p text:style-name="P1">Second-order hexahedron</text:p>
            </office:annotation>
            <text:p>12</text:p>
          </table:table-cell>
          <table:table-cell office:value-type="string">
            <text:p>12</text:p>
          </table:table-cell>
          <table:table-cell office:value-type="string">
            <text:p>&lt;tags&gt;</text:p>
          </table:table-cell>
          <table:table-cell office:value-type="string">
            <text:p>27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4.3685in" draw:caption-point-x="-0.2402in" draw:caption-point-y="0.5945in">
              <dc:date>2012-04-08T00:00:00</dc:date>
              <text:p text:style-name="P1">18-node second order prism</text:p>
            </office:annotation>
            <text:p>13</text:p>
          </table:table-cell>
          <table:table-cell office:value-type="string">
            <text:p>13</text:p>
          </table:table-cell>
          <table:table-cell office:value-type="string">
            <text:p>&lt;tags&gt;</text:p>
          </table:table-cell>
          <table:table-cell office:value-type="string">
            <text:p>18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4.5457in" draw:caption-point-x="-0.2402in" draw:caption-point-y="0.5945in">
              <dc:date>2012-04-08T00:00:00</dc:date>
              <text:p text:style-name="P1">8-node second order quadrangle</text:p>
            </office:annotation>
            <text:p>16</text:p>
          </table:table-cell>
          <table:table-cell office:value-type="string">
            <text:p>16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5457in" svg:x="4.0232in" svg:y="4.7228in" draw:caption-point-x="-0.2402in" draw:caption-point-y="0.5945in">
              <dc:date>2012-04-08T00:00:00</dc:date>
              <text:p text:style-name="P1">20-node second order hexahedron</text:p>
            </office:annotation>
            <text:p>17</text:p>
          </table:table-cell>
          <table:table-cell office:value-type="string">
            <text:p>17</text:p>
          </table:table-cell>
          <table:table-cell office:value-type="string">
            <text:p>&lt;tags&gt;</text:p>
          </table:table-cell>
          <table:table-cell office:value-type="string">
            <text:p>20*&lt;N node ID&gt;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0232in" svg:y="4.8996in" draw:caption-point-x="-0.2402in" draw:caption-point-y="0.5945in">
              <dc:date>2012-04-08T00:00:00</dc:date>
              <text:p text:style-name="P1">15-node second order prism</text:p>
            </office:annotation>
            <text:p>18</text:p>
          </table:table-cell>
          <table:table-cell office:value-type="string">
            <text:p>18</text:p>
          </table:table-cell>
          <table:table-cell office:value-type="string">
            <text:p>&lt;tags&gt;</text:p>
          </table:table-cell>
          <table:table-cell office:value-type="string">
            <text:p>15*&lt;N node ID&gt;</text:p>
          </table:table-cell>
          <table:table-cell table:number-columns-repeated="1019"/>
        </table:table-row>
        <table:table-row table:style-name="ro1">
          <table:table-cell office:value-type="string">
            <text:p>&lt;E element definition follow&gt;</text:p>
          </table:table-cell>
          <table:table-cell office:value-type="string">
            <text:p>&lt;natural number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$EndEl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E element ID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1">
          <table:table-cell office:value-type="string">
            <text:p>&lt;tags&gt;</text:p>
          </table:table-cell>
          <table:table-cell office:value-type="string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3</text:p>
          </table:table-cell>
          <table:table-cell table:style-name="ce4" office:value-type="string">
            <text:p>&lt;natural number&gt;</text:p>
          </table:table-cell>
          <table:table-cell table:style-name="ce4" office:value-type="string">
            <text:p>&lt;natural number&gt;</text:p>
          </table:table-cell>
          <table:table-cell table:style-name="ce4" office:value-type="string">
            <text:p>&lt;natural number&gt;</text:p>
          </table:table-cell>
          <table:table-cell table:style-name="ce4" table:number-columns-repeated="1019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office:value-type="string">
            <text:p>&lt;elements-follow&gt;</text:p>
          </table:table-cell>
          <table:table-cell office:value-type="string">
            <text:p>“$PhysicalNam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Node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NodeData</text:p>
          </table:table-cell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11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10:59:53</meta:creation-date>
    <dc:date>2012-04-08T11:34:14</dc:date>
    <meta:editing-duration>PT34M23S</meta:editing-duration>
    <meta:editing-cycles>12</meta:editing-cycles>
    <meta:generator>LibreOffice/3.4$Unix LibreOffice_project/340m1$Build-402</meta:generator>
    <meta:document-statistic meta:table-count="3" meta:cell-count="146" meta:object-count="0"/>
  </office:meta>
</office:document-meta>
</file>